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</style:style>
    <style:style style:name="P3" style:family="paragraph" style:parent-style-name="Text_20_body" style:list-style-name="L2">
    </style:style>
  </office:automatic-styles>
  <office:body>
    <office:text>
      <text:h text:style-name="Heading_20_2" text:outline-level="2">Annex al conveni de cessió de bens entre el cedent i la cessionària</text:h>
      <text:p text:style-name="P1">El cedent és el gestor del circuit i la cessionària és el receptor final dels dispositius</text:p>
      <text:p text:style-name="First_20_paragraph">@city, @day de @month de @year</text:p>
      <text:h text:style-name="Heading_20_3" text:outline-level="3">INTERVENEN:</text:h>
      <text:p text:style-name="First_20_paragraph">D'una part, @name-person-donor, @position-person-donor i representant de @name-company-donor (en endavant @abbreviation-company-donor), amb domicili social al carrer @street-donor @streetnumber-donor de @city-donor i CIF @vat-donor, en endavant, la part CEDENT.</text:p>
      <text:p text:style-name="Text_20_body">D’altra part, @name-person-receiver en representació de @name-company-manager, amb seu a @street-manager, @streetnumber-manager de @city-manager i CIF @vat-manager, en endavant la part CESSIONÀRIA.</text:p>
      <text:h text:style-name="Heading_20_3" text:outline-level="3">PACTES</text:h>
      <text:h text:style-name="Heading_20_3" text:outline-level="3">1. OBJECTE</text:h>
      <text:list text:style-name="L1">
        <text:list-item>
          <text:p text:style-name="P2">El present annex és una extenció els compromisos adquirits per la cessionària i el cedent en el conveni vigent i és una extensió la Llicència General d'un Circuit de eReuse.org versió 6 del 5 d'Octubre del 2016.</text:p>
        </text:list-item>
        <text:list-item>
          <text:p text:style-name="P2">La cessionària es compromet a que el maquinari vagi a tres tipologies de receptors: a) el que ho rebran <text:span text:style-name="T1">gratuïtament</text:span> (sense pagar cap cost), b) els que hauran de contribuïr amb un <text:span text:style-name="T2">mínim</text:span><text:span text:style-name="T3"> </text:span><text:span text:style-name="T4">de</text:span><text:span text:style-name="T5"> </text:span><text:span text:style-name="T6">costos</text:span> (transport, magatzem i altres no assumibles), i c) els que hauran de contribuïr compensant els costos de tipus "b", a més dels costos de treball, gestió i serveis de les empreses d'economia social que en fan la 'posada a punt' i la distribució als receptors. Els percentatges de tipus a, b i c es defineixen al manifest.</text:p>
        </text:list-item>
      </text:list>
      <text:h text:style-name="Heading_20_3" text:outline-level="3">2. MANIFESTEN:</text:h>
      <text:list text:style-name="L2">
        <text:list-item>
          <text:p text:style-name="P3">La cessionària es compromet a fer arribar una memòria d'impacte social dels dispositius al cedent com a màxim als sis mesos de la cessió dels dispositius i la memòria tindrà una llicència Creative Commons d'Atribució Compartir Igual 4.0 (CC BY-SA).</text:p>
        </text:list-item>
        <text:list-item>
          <text:p text:style-name="P3">La cessionària es compromet que els proveïdors que faran la 'posada a punt' i la distribució del maquinari reutilitzable són entitats sense ànim de lucre.</text:p>
        </text:list-item>
        <text:list-item>
          <text:p text:style-name="P3">La cessionària es compromet a que el maquinari reutilitzable vagi almenys en un 50% a receptors de tipus "a" i "b".</text:p>
        </text:list-item>
        <text:list-item>
          <text:p text:style-name="P3">La cessionària es compromet que almenys el 50% del maquinari reutilitzable vagi a receptors de la ciutat de Barcelona.</text:p>
        </text:list-item>
        <text:list-item>
          <text:p text:style-name="P3">La cessionària es compromet que almenys el 50% del maquinari vagi a receptors tipus entitats sense ànim de lucre.</text:p>
        </text:list-item>
        <text:list-item>
          <text:p text:style-name="P3">La cessionària es compromet a ser transparent amb el cedent amb els costos imputats a les tipologies de receptors tipus "b" i tipus "c".</text:p>
        </text:list-item>
      </text:list>
      <text:p text:style-name="First_20_paragraph">I en prova de conformitat les dues parts signen aquest acord, per duplicat i a un sol efecte, en la data i el lloc esmentats a l’encapçalament.</text:p>
      <text:p text:style-name="Text_20_body">@name-person-donor ...........................................</text:p>
      <text:p text:style-name="Text_20_body">@name-company-donor 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